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7.144cm"/>
    </style:style>
    <style:style style:name="co19" style:family="table-column">
      <style:table-column-properties fo:break-before="auto" style:column-width="5.741cm"/>
    </style:style>
    <style:style style:name="co20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5" style:family="table-cell" style:parent-style-name="Default">
      <style:table-cell-properties fo:background-color="#009900"/>
    </style:style>
    <style:style style:name="ce16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60">
      <style:table-cell-properties fo:background-color="#009900"/>
    </style:style>
    <style:style style:name="ce23" style:family="table-cell" style:parent-style-name="Default" style:data-style-name="N0">
      <style:table-cell-properties fo:background-color="#009900"/>
    </style:style>
    <style:style style:name="ce24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 style:data-style-name="N11">
      <style:table-cell-properties fo:background-color="transparen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34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/>
          <table:table-cell table:number-columns-repeated="8"/>
          <table:table-cell table:style-name="ce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table-cell table:style-name="ce6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6" table:number-rows-spanned="1">
            <text:p>VER ABAIXO E À DIREITA</text:p>
          </table:table-cell>
          <table:covered-table-cell table:style-name="ce5"/>
          <table:covered-table-cell table:number-columns-repeated="4"/>
          <table:table-cell table:number-columns-repeated="2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table-cell table:style-name="ce6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3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3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table-cell table:style-name="ce6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3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table-cell table:style-name="ce6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3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/>
          <table:table-cell/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ce11"/>
          <table:table-cell table:style-name="ce1" table:number-columns-repeated="4"/>
          <table:table-cell/>
          <table:table-cell table:style-name="ce11" table:number-columns-spanned="4" table:number-rows-spanned="1"/>
          <table:covered-table-cell table:number-columns-repeated="3" table:style-name="ce1"/>
          <table:table-cell/>
          <table:table-cell table:style-name="ce8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93"/>
        </table:table-row>
        <table:table-row table:style-name="ro2">
          <table:table-cell table:number-columns-repeated="13"/>
          <table:table-cell table:style-name="ce29"/>
          <table:table-cell table:style-name="ce30" table:number-columns-repeated="4"/>
          <table:table-cell/>
          <table:table-cell table:style-name="ce12" table:number-columns-repeated="4"/>
          <table:table-cell/>
          <table:table-cell table:style-name="ce12" office:value-type="string" calcext:value-type="string">
            <text:p>Designação do Pico</text:p>
          </table:table-cell>
          <table:table-cell table:style-name="ce12" office:value-type="string" calcext:value-type="string">
            <text:p>FWHM (Canal)</text:p>
          </table:table-cell>
          <table:table-cell table:style-name="ce12" office:value-type="string" calcext:value-type="string">
            <text:p>Área do Pico (Contagens)</text:p>
          </table:table-cell>
          <table:table-cell table:style-name="ce12" office:value-type="string" calcext:value-type="string">
            <text:p>Centroide</text:p>
          </table:table-cell>
          <table:table-cell table:style-name="ce12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 table:style-name="ce6"/>
          <table:table-cell table:style-name="ce31"/>
          <table:table-cell/>
          <table:table-cell table:style-name="ce32" table:number-columns-repeated="2"/>
          <table:table-cell table:style-name="ce33" table:number-columns-repeated="2"/>
          <table:table-cell/>
          <table:table-cell table:style-name="ce32" office:value-type="string" calcext:value-type="string">
            <text:p>480 keV</text:p>
          </table:table-cell>
          <table:table-cell table:style-name="ce32" table:formula="of:=[.F53]" office:value-type="float" office:value="1.79" calcext:value-type="float">
            <text:p>1.79</text:p>
          </table:table-cell>
          <table:table-cell table:style-name="ce33" table:formula="of:=&quot;$ &quot; &amp;[.G53] &amp; &quot; \pm &quot; &amp;MROUND([.H53];1)&amp; &quot; $&quot;" office:value-type="string" office:string-value="$ 7296 \pm 139 $" calcext:value-type="string">
            <text:p>$ 7296 \pm 139 $</text:p>
          </table:table-cell>
          <table:table-cell table:style-name="ce33" table:formula="of:=&quot;$ &quot; &amp;[.D53]&amp; &quot; \pm &quot; &amp;MROUND([.E53];0.01)&amp; &quot; $&quot;" office:value-type="string" office:string-value="$ 103.84 \pm 0.01 $" calcext:value-type="string">
            <text:p>$ 103.84 \pm 0.01 $</text:p>
          </table:table-cell>
          <table:table-cell table:style-name="ce34" table:formula="of:=&quot;$ &quot; &amp;MROUND([.I53];0.1)&amp; &quot; \pm &quot; &amp;MROUND([.J53];0.1)&amp; &quot; $&quot;" office:value-type="string" office:string-value="$ 478.2 \pm 0.1 $" calcext:value-type="string">
            <text:p>$ 478.2 \pm 0.1 $</text:p>
          </table:table-cell>
          <table:table-cell table:style-name="ce1" table:formula="of:=MROUND([.K53];0.01)" office:value-type="float" office:value="-14.09" calcext:value-type="float">
            <text:p>-14.09</text:p>
          </table:table-cell>
          <table:table-cell table:style-name="ce1" table:formula="of:=MROUND(-0.00380217934434116;0.0001)" office:value-type="float" office:value="-0.0038" calcext:value-type="float">
            <text:p>-0.0038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1"/>
          <table:table-cell/>
          <table:table-cell table:style-name="ce1" table:number-columns-repeated="4"/>
          <table:table-cell/>
          <table:table-cell table:style-name="ce32" office:value-type="string" calcext:value-type="string">
            <text:p>554 keV</text:p>
          </table:table-cell>
          <table:table-cell table:style-name="ce32" table:formula="of:=[.F54]" office:value-type="float" office:value="2.1" calcext:value-type="float">
            <text:p>2.1</text:p>
          </table:table-cell>
          <table:table-cell table:style-name="ce33" table:formula="of:=&quot;$ &quot; &amp;[.G54] &amp; &quot; \pm &quot; &amp;MROUND([.H54];1)&amp; &quot; $&quot;" office:value-type="string" office:string-value="$ 1947 \pm 120 $" calcext:value-type="string">
            <text:p>$ 1947 \pm 120 $</text:p>
          </table:table-cell>
          <table:table-cell table:style-name="ce33" table:formula="of:=&quot;$ &quot; &amp;[.D54]&amp; &quot; \pm &quot; &amp;MROUND([.E54];0.01)&amp; &quot; $&quot;" office:value-type="string" office:string-value="$ 119.58 \pm 0.02 $" calcext:value-type="string">
            <text:p>$ 119.58 \pm 0.02 $</text:p>
          </table:table-cell>
          <table:table-cell table:style-name="ce34" table:formula="of:=&quot;$ &quot; &amp;MROUND([.I54];0.1)&amp; &quot; \pm &quot; &amp;MROUND([.J54];0.1)&amp; &quot; $&quot;" office:value-type="string" office:string-value="$ 549.2 \pm 0.2 $" calcext:value-type="string">
            <text:p>$ 549.2 \pm 0.2 $</text:p>
          </table:table-cell>
          <table:table-cell table:style-name="ce1" table:formula="of:=MROUND([.K54];0.01)" office:value-type="float" office:value="-29.02" calcext:value-type="float">
            <text:p>-29.02</text:p>
          </table:table-cell>
          <table:table-cell table:style-name="ce1" table:formula="of:=MROUND(-0.00863628528197168;0.0001)" office:value-type="float" office:value="-0.0086" calcext:value-type="float">
            <text:p>-0.0086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1"/>
          <table:table-cell table:number-columns-repeated="6"/>
          <table:table-cell table:style-name="ce32" office:value-type="string" calcext:value-type="string">
            <text:p>974 keV</text:p>
          </table:table-cell>
          <table:table-cell table:style-name="ce32" table:formula="of:=[.F55]" office:value-type="float" office:value="0" calcext:value-type="float">
            <text:p>0</text:p>
          </table:table-cell>
          <table:table-cell table:style-name="ce33" table:formula="of:=&quot;$ &quot; &amp;[.G55] &amp; &quot; \pm &quot; &amp;MROUND([.H55];1)&amp; &quot; $&quot;" office:value-type="string" office:string-value="$ 1411 \pm 63 $" calcext:value-type="string">
            <text:p>$ 1411 \pm 63 $</text:p>
          </table:table-cell>
          <table:table-cell table:style-name="ce33" table:formula="of:=&quot;$ &quot; &amp;[.D55]&amp; &quot; \pm &quot; &amp;MROUND([.E55];0.01)&amp; &quot; $&quot;" office:value-type="string" office:string-value="$ 210.63 \pm 0.02 $" calcext:value-type="string">
            <text:p>$ 210.63 \pm 0.02 $</text:p>
          </table:table-cell>
          <table:table-cell table:style-name="ce34" table:formula="of:=&quot;$ &quot; &amp;MROUND([.I55];0.1)&amp; &quot; \pm &quot; &amp;MROUND([.J55];0.1)&amp; &quot; $&quot;" office:value-type="string" office:string-value="$ 960.2 \pm 0.2 $" calcext:value-type="string">
            <text:p>$ 960.2 \pm 0.2 $</text:p>
          </table:table-cell>
          <table:table-cell table:style-name="ce1" table:formula="of:=MROUND([.K55];0.01)" office:value-type="float" office:value="-58.8" calcext:value-type="float">
            <text:p>-58.8</text:p>
          </table:table-cell>
          <table:table-cell table:style-name="ce1" table:formula="of:=MROUND(-0.0142110715613528;0.0001)" office:value-type="float" office:value="-0.0142" calcext:value-type="float">
            <text:p>-0.0142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1"/>
          <table:table-cell table:style-name="ce1" table:number-columns-repeated="2"/>
          <table:table-cell table:number-columns-repeated="7"/>
          <table:table-cell table:style-name="ce6"/>
          <table:table-cell table:style-name="ce5" table:number-columns-repeated="2"/>
          <table:table-cell/>
          <table:table-cell table:style-name="ce31"/>
          <table:table-cell table:number-columns-repeated="6"/>
          <table:table-cell table:style-name="ce32" office:value-type="string" calcext:value-type="string">
            <text:p>1047 keV</text:p>
          </table:table-cell>
          <table:table-cell table:style-name="ce32" table:formula="of:=[.F56]" office:value-type="float" office:value="0" calcext:value-type="float">
            <text:p>0</text:p>
          </table:table-cell>
          <table:table-cell table:style-name="ce33" table:formula="of:=&quot;$ &quot; &amp;[.G56] &amp; &quot; \pm &quot; &amp;MROUND([.H56];1)&amp; &quot; $&quot;" office:value-type="string" office:string-value="$ 421 \pm 29 $" calcext:value-type="string">
            <text:p>$ 421 \pm 29 $</text:p>
          </table:table-cell>
          <table:table-cell table:style-name="ce33" table:formula="of:=&quot;$ &quot; &amp;[.D56]&amp; &quot; \pm &quot; &amp;MROUND([.E56];0.01)&amp; &quot; $&quot;" office:value-type="string" office:string-value="$ 226.29 \pm 0.04 $" calcext:value-type="string">
            <text:p>$ 226.29 \pm 0.04 $</text:p>
          </table:table-cell>
          <table:table-cell table:style-name="ce34" table:formula="of:=&quot;$ &quot; &amp;MROUND([.I56];0.1)&amp; &quot; \pm &quot; &amp;MROUND([.J56];0.1)&amp; &quot; $&quot;" office:value-type="string" office:string-value="$ 1030.8 \pm 0.3 $" calcext:value-type="string">
            <text:p>$ 1030.8 \pm 0.3 $</text:p>
          </table:table-cell>
          <table:table-cell table:style-name="ce1" table:formula="of:=MROUND([.K56];0.01)" office:value-type="float" office:value="-52.92" calcext:value-type="float">
            <text:p>-52.92</text:p>
          </table:table-cell>
          <table:table-cell table:style-name="ce1" table:formula="of:=MROUND(-0.0154365900393127;0.0001)" office:value-type="float" office:value="-0.0154" calcext:value-type="float">
            <text:p>-0.0154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2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 table:number-rows-repeated="3">
          <table:table-cell table:number-columns-repeated="3"/>
          <table:table-cell table:style-name="ce1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5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Fórmula de Ajuste</text:p>
          </table:table-cell>
          <table:table-cell table:style-name="ce21" office:value-type="string" calcext:value-type="string" table:number-columns-spanned="2" table:number-rows-spanned="1">
            <text:p>V=a*c+b</text:p>
          </table:table-cell>
          <table:covered-table-cell table:style-name="ce2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a</text:p>
          </table:table-cell>
          <table:table-cell table:style-name="ce22" office:value-type="float" office:value="0.00447637" calcext:value-type="float">
            <text:p>4.48E-003</text:p>
          </table:table-cell>
          <table:table-cell table:style-name="ce22" office:value-type="float" office:value="0.000000417095" calcext:value-type="float">
            <text:p>4.17E-007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b</text:p>
          </table:table-cell>
          <table:table-cell table:style-name="ce22" office:value-type="float" office:value="0.00942801" calcext:value-type="float">
            <text:p>9.43E-003</text:p>
          </table:table-cell>
          <table:table-cell table:style-name="ce22" office:value-type="float" office:value="0.0000610476" calcext:value-type="float">
            <text:p>6.10E-005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Qui ^2</text:p>
          </table:table-cell>
          <table:table-cell table:style-name="ce23" table:formula="of:=5950.01/3" office:value-type="float" office:value="1983.33666666667" calcext:value-type="float">
            <text:p>1983.3366666667</text:p>
          </table:table-cell>
          <table:table-cell table:style-name="ce15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4" office:value-type="string" calcext:value-type="string">
            <text:p>V_620</text:p>
          </table:table-cell>
          <table:table-cell table:style-name="ce14" table:formula="of:=[.E38]*[.C5]+[.E39]" office:value-type="float" office:value="0.4859823602" calcext:value-type="float">
            <text:p>0.4859823602</text:p>
          </table:table-cell>
          <table:table-cell table:style-name="ce14" table:formula="of:=SQRT([.F38]^2*[.C5]^2+[.D5]^2*[.E38]^2+[.F39]^2)" office:value-type="float" office:value="0.000100842074218952" calcext:value-type="float">
            <text:p>0.0001008421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4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24" table:formula="of:=[.F41]*620/[.E41]^2" office:value-type="float" office:value="0.264723470557164" calcext:value-type="float" table:number-columns-spanned="1" table:number-rows-spanned="3">
            <text:p>0.2647234706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4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E=P*V</text:p>
          </table:table-cell>
          <table:table-cell table:style-name="ce15" table:number-columns-repeated="2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a'</text:p>
          </table:table-cell>
          <table:table-cell table:style-name="ce15" table:formula="of:=[.E38]*[.E42]" office:value-type="float" office:value="5.71080275188968" calcext:value-type="float">
            <text:p>5.7108027519</text:p>
          </table:table-cell>
          <table:table-cell table:style-name="ce15" table:formula="of:=SQRT([.F38]^2*[.E42]^2+[.F42]^2*[.E38]^2)" office:value-type="float" office:value="0.00129898911457581" calcext:value-type="float">
            <text:p>0.0012989891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b'</text:p>
          </table:table-cell>
          <table:table-cell table:style-name="ce15" table:formula="of:=[.E39]*[.E42]" office:value-type="float" office:value="12.027939033825" calcext:value-type="float">
            <text:p>12.0279390338</text:p>
          </table:table-cell>
          <table:table-cell table:style-name="ce15" table:formula="of:=SQRT([.F39]^2*[.E42]^2+[.F42]^2*ABS([.E39])^2)" office:value-type="float" office:value="0.0779224612215335" calcext:value-type="float">
            <text:p>0.0779224612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 table:number-rows-repeated="2"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19"/>
          <table:covered-table-cell/>
          <table:table-cell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2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84" calcext:value-type="float">
            <text:p>103.84</text:p>
          </table:table-cell>
          <table:table-cell table:style-name="ce1" table:formula="of:=[.F53]/2.355/SQRT([.G53])" office:value-type="float" office:value="0.00889855946248" calcext:value-type="float">
            <text:p>0.0088985595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formula="of:=[.D$60]*[.D53]+[.D$61]" office:value-type="float" office:value="478.174953914716" calcext:value-type="float">
            <text:p>478.1749539147</text:p>
          </table:table-cell>
          <table:table-cell table:style-name="ce1" table:formula="of:=SQRT([.E$60]^2*[.D53]^2+[.E53]^2*[.D$60]^2+[.E$61]^2)" office:value-type="float" office:value="0.129499320508646" calcext:value-type="float">
            <text:p>0.1294993205</text:p>
          </table:table-cell>
          <table:table-cell table:style-name="ce1" table:formula="of:=([.I53]-480)/[.J53]" office:value-type="float" office:value="-14.0930939105732" calcext:value-type="float">
            <text:p>-14.0930939106</text:p>
          </table:table-cell>
          <table:table-cell table:style-name="ce28" table:formula="of:=([.I53]-480)/480" office:value-type="percentage" office:value="-0.00380217934434116" calcext:value-type="percentage">
            <text:p>-0.38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1" office:value-type="float" office:value="119.58" calcext:value-type="float">
            <text:p>119.58</text:p>
          </table:table-cell>
          <table:table-cell table:style-name="ce1" table:formula="of:=[.F54]/2.355/SQRT([.G54])" office:value-type="float" office:value="0.0202090271572953" calcext:value-type="float">
            <text:p>0.020209027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D$60]*[.D54]+[.D$61]" office:value-type="float" office:value="549.215497953788" calcext:value-type="float">
            <text:p>549.2154979538</text:p>
          </table:table-cell>
          <table:table-cell table:style-name="ce1" table:formula="of:=SQRT([.E$60]^2*[.D54]^2+[.E54]^2*[.D$60]^2+[.E$61]^2)" office:value-type="float" office:value="0.164872167578704" calcext:value-type="float">
            <text:p>0.1648721676</text:p>
          </table:table-cell>
          <table:table-cell table:style-name="ce1" table:formula="of:=([.I54]-554)/[.J54]" office:value-type="float" office:value="-29.0194646948423" calcext:value-type="float">
            <text:p>-29.0194646948</text:p>
          </table:table-cell>
          <table:table-cell table:style-name="ce28" table:formula="of:=([.I54]-554)/554" office:value-type="percentage" office:value="-0.00863628528197168" calcext:value-type="percentage">
            <text:p>-0.86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0" office:value-type="float" office:value="210.63" calcext:value-type="float">
            <text:p>210.63</text:p>
          </table:table-cell>
          <table:table-cell table:style-name="ce1" office:value-type="float" office:value="0.015458650529953" calcext:value-type="float">
            <text:p>0.0154586505</text:p>
          </table:table-cell>
          <table:table-cell table:style-name="ce1"/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[.D$60]*[.D55]+[.D$61]" office:value-type="float" office:value="960.158416299242" calcext:value-type="float">
            <text:p>960.1584162992</text:p>
          </table:table-cell>
          <table:table-cell table:style-name="ce1" table:formula="of:=SQRT([.E$60]^2*[.D55]^2+[.E55]^2*[.D$60]^2+[.E$61]^2)" office:value-type="float" office:value="0.235412388384663" calcext:value-type="float">
            <text:p>0.2354123884</text:p>
          </table:table-cell>
          <table:table-cell table:style-name="ce1" table:formula="of:=([.I55]-974)/[.J55]" office:value-type="float" office:value="-58.7971762902321" calcext:value-type="float">
            <text:p>-58.7971762902</text:p>
          </table:table-cell>
          <table:table-cell table:style-name="ce28" table:formula="of:=([.I55]-974)/974" office:value-type="percentage" office:value="-0.0142110715613528" calcext:value-type="percentage">
            <text:p>-1.42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0" office:value-type="float" office:value="226.29" calcext:value-type="float">
            <text:p>226.29</text:p>
          </table:table-cell>
          <table:table-cell table:style-name="ce1" office:value-type="float" office:value="0.041746268122147" calcext:value-type="float">
            <text:p>0.0417462681</text:p>
          </table:table-cell>
          <table:table-cell table:style-name="ce1"/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30.83789022884" calcext:value-type="float">
            <text:p>1030.8378902288</text:p>
          </table:table-cell>
          <table:table-cell table:style-name="ce1" table:formula="of:=SQRT([.E$60]^2*[.D56]^2+[.E56]^2*[.D$60]^2+[.E$61]^2)" office:value-type="float" office:value="0.305390180502655" calcext:value-type="float">
            <text:p>0.3053901805</text:p>
          </table:table-cell>
          <table:table-cell table:style-name="ce1" table:formula="of:=([.I56]-1047)/[.J56]" office:value-type="float" office:value="-52.9228207159723" calcext:value-type="float">
            <text:p>-52.922820716</text:p>
          </table:table-cell>
          <table:table-cell table:style-name="ce28" table:formula="of:=([.I56]-1047)/1047" office:value-type="percentage" office:value="-0.0154365900393127" calcext:value-type="percentage">
            <text:p>-1.54%</text:p>
          </table:table-cell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8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table:number-columns-repeated="3"/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.2670486195</text:p>
          </table:table-cell>
          <table:table-cell table:style-name="ce1" table:formula="of:=[.F41]*(620-130)/[.E41]^2" office:value-type="float" office:value="0.209216936408081" calcext:value-type="float">
            <text:p>0.2092169364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number-columns-repeated="3"/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.5133763684</text:p>
          </table:table-cell>
          <table:table-cell table:style-name="ce1" table:formula="of:=SQRT([.E59]^2*[.E38]^2+[.F38]^2*[.D59]^2)" office:value-type="float" office:value="0.00102662042926153" calcext:value-type="float">
            <text:p>0.0010266204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.5059518171</text:p>
          </table:table-cell>
          <table:table-cell table:style-name="ce1" table:formula="of:=SQRT([.E59]^2*ABS([.E39])^2+[.F39]^2*[.D59]^2)" office:value-type="float" office:value="0.0615838806428249" calcext:value-type="float">
            <text:p>0.0615838806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7" table:number-columns-repeated="3"/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2"/>
        </table:table-row>
        <table:table-row table:style-name="ro2" table:number-rows-repeated="2">
          <table:table-cell table:style-name="ce1" table:number-columns-repeated="12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28P0"/>
    </number:currency-style>
    <number:date-style style:name="N129">
      <number:quarter number:style="long"/>
      <number:text> de </number:text>
      <number:year number:style="long"/>
    </number:date-style>
    <number:date-style style:name="N130">
      <number:quarter/>
      <number:text> de </number:text>
      <number:year/>
    </number:date-style>
    <number:date-style style:name="N131">
      <number:quarter/>
      <number:text> de </number:text>
      <number:year number:style="long"/>
    </number:date-style>
    <number:date-style style:name="N132">
      <number:day number:style="long"/>
      <number:text>/</number:text>
      <number:month number:textual="true"/>
      <number:text>/</number:text>
      <number:year/>
    </number:date-style>
    <number:date-style style:name="N133">
      <number:day number:style="long"/>
      <number:text>/</number:text>
      <number:month number:textual="true"/>
      <number:text>/</number:text>
      <number:year number:style="long"/>
    </number:date-style>
    <number:date-style style:name="N134">
      <number:month number:style="long" number:textual="true"/>
      <number:text>/</number:text>
      <number:year number:style="long"/>
    </number:date-style>
    <number:date-style style:name="N135">
      <number:month number:textual="true"/>
      <number:text>/</number:text>
      <number:year number:style="long"/>
    </number:date-style>
    <number:date-style style:name="N136">
      <number:month number:style="long" number:textual="true"/>
      <number:text>/</number:text>
      <number:year/>
    </number:date-style>
    <number:date-style style:name="N137">
      <number:month number:textual="true"/>
      <number:text>/</number:text>
      <number:year/>
    </number:date-style>
    <number:date-style style:name="N138">
      <number:day/>
      <number:text>/</number:text>
      <number:month number:style="long" number:textual="true"/>
      <number:text>/</number:text>
      <number:year number:style="long"/>
    </number:date-style>
    <number:date-style style:name="N139">
      <number:day/>
      <number:text>/</number:text>
      <number:month number:style="long" number:textual="true"/>
      <number:text>/</number:text>
      <number:year/>
    </number:date-style>
    <number:date-style style:name="N140">
      <number:month number:style="long" number:textual="true"/>
      <number:text> de </number:text>
      <number:year number:style="long"/>
    </number:date-style>
    <number:date-style style:name="N141">
      <number:month number:textual="true"/>
      <number:text> de </number:text>
      <number:year number:style="long"/>
    </number:date-style>
    <number:date-style style:name="N14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8P0"/>
    </number:currency-style>
    <number:number-style style:name="N149">
      <number:number number:decimal-places="10" number:min-integer-digits="1"/>
    </number:number-style>
    <number:number-style style:name="N150">
      <number:number number:decimal-places="9" number:min-integer-digits="1"/>
    </number:number-style>
    <number:number-style style:name="N151">
      <number:number number:decimal-places="8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6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3" number:min-integer-digits="1"/>
    </number:number-style>
    <number:number-style style:name="N157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 style:data-style-name="N2" text:time-value="13:54:45.055877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5T14:26:02.388215731</dc:date>
    <meta:generator>LibreOffice/4.2.8.2$Linux_X86_64 LibreOffice_project/420m0$Build-2</meta:generator>
    <meta:editing-duration>PT4H28M35S</meta:editing-duration>
    <meta:editing-cycles>35</meta:editing-cycles>
    <meta:document-statistic meta:table-count="1" meta:cell-count="1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